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6def" officeooo:paragraph-rsid="00106def"/>
    </style:style>
    <style:style style:name="P2" style:family="paragraph" style:parent-style-name="Standard">
      <style:text-properties officeooo:rsid="00125ef8" officeooo:paragraph-rsid="00125ef8"/>
    </style:style>
    <style:style style:name="P3" style:family="paragraph" style:parent-style-name="Standard">
      <style:text-properties officeooo:rsid="0012a8b1" officeooo:paragraph-rsid="0012a8b1"/>
    </style:style>
    <style:style style:name="P4" style:family="paragraph" style:parent-style-name="Standard">
      <style:paragraph-properties fo:text-align="center" style:justify-single-word="false"/>
      <style:text-properties fo:font-size="22pt" officeooo:rsid="00106def" officeooo:paragraph-rsid="00106def" style:font-size-asian="22pt" style:font-size-complex="22pt"/>
    </style:style>
    <style:style style:name="P5" style:family="paragraph" style:parent-style-name="Standard">
      <style:paragraph-properties fo:text-align="center" style:justify-single-word="false"/>
      <style:text-properties fo:font-size="22pt" officeooo:rsid="00125ef8" officeooo:paragraph-rsid="00125ef8" style:font-size-asian="22pt" style:font-size-complex="22pt"/>
    </style:style>
    <style:style style:name="P6" style:family="paragraph" style:parent-style-name="Standard">
      <style:text-properties fo:font-weight="bold" officeooo:rsid="00125ef8" officeooo:paragraph-rsid="00125ef8" style:font-weight-asian="bold" style:font-weight-complex="bold"/>
    </style:style>
    <style:style style:name="P7" style:family="paragraph" style:parent-style-name="Standard">
      <style:text-properties fo:font-weight="bold" officeooo:rsid="001897e4" officeooo:paragraph-rsid="001897e4" style:font-weight-asian="bold" style:font-weight-complex="bold"/>
    </style:style>
    <style:style style:name="P8" style:family="paragraph" style:parent-style-name="Standard">
      <style:text-properties officeooo:rsid="0012d4b9" officeooo:paragraph-rsid="0012d4b9"/>
    </style:style>
    <style:style style:name="P9" style:family="paragraph" style:parent-style-name="Standard">
      <style:text-properties officeooo:rsid="0013dfed" officeooo:paragraph-rsid="0013dfed"/>
    </style:style>
    <style:style style:name="P10" style:family="paragraph" style:parent-style-name="Standard">
      <style:text-properties officeooo:rsid="0013dfed" officeooo:paragraph-rsid="001532a9"/>
    </style:style>
    <style:style style:name="P11" style:family="paragraph" style:parent-style-name="Standard">
      <style:text-properties officeooo:rsid="0013dfed" officeooo:paragraph-rsid="0016782a"/>
    </style:style>
    <style:style style:name="P12" style:family="paragraph" style:parent-style-name="Standard">
      <style:text-properties officeooo:rsid="00170fe8" officeooo:paragraph-rsid="00170fe8"/>
    </style:style>
    <style:style style:name="P13" style:family="paragraph" style:parent-style-name="Standard">
      <style:text-properties officeooo:rsid="001757bb" officeooo:paragraph-rsid="001757bb"/>
    </style:style>
    <style:style style:name="P14" style:family="paragraph" style:parent-style-name="Standard">
      <style:text-properties officeooo:rsid="001897e4" officeooo:paragraph-rsid="001897e4"/>
    </style:style>
    <style:style style:name="P15" style:family="paragraph" style:parent-style-name="Standard">
      <style:text-properties officeooo:rsid="0019c620" officeooo:paragraph-rsid="0019c620"/>
    </style:style>
    <style:style style:name="P16" style:family="paragraph" style:parent-style-name="Standard">
      <style:text-properties officeooo:rsid="001c46a8" officeooo:paragraph-rsid="001c46a8"/>
    </style:style>
    <style:style style:name="P17" style:family="paragraph" style:parent-style-name="Standard">
      <style:text-properties fo:font-weight="normal" officeooo:rsid="00125ef8" officeooo:paragraph-rsid="00125ef8" style:font-weight-asian="normal" style:font-weight-complex="normal"/>
    </style:style>
    <style:style style:name="P18" style:family="paragraph" style:parent-style-name="Standard">
      <style:text-properties fo:font-style="normal" fo:font-weight="normal" officeooo:rsid="0012d4b9" officeooo:paragraph-rsid="0012a8b1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normal" officeooo:rsid="0013dfed" officeooo:paragraph-rsid="0013dfed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01532a9" officeooo:paragraph-rsid="0013dfed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01532a9" officeooo:paragraph-rsid="001cfbac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normal" officeooo:rsid="0016782a" officeooo:paragraph-rsid="0016782a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normal" officeooo:rsid="00170fe8" officeooo:paragraph-rsid="00170fe8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rsid="001757bb" officeooo:paragraph-rsid="001757bb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fo:font-weight="normal" officeooo:rsid="0019c620" officeooo:paragraph-rsid="001757bb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fo:font-weight="normal" officeooo:rsid="0019c620" officeooo:paragraph-rsid="0019c620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normal" officeooo:rsid="0019c620" officeooo:paragraph-rsid="001c46a8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fo:font-weight="normal" officeooo:rsid="001bb111" officeooo:paragraph-rsid="0019c620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fo:font-weight="normal" officeooo:rsid="001c46a8" officeooo:paragraph-rsid="0019c620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normal" fo:font-weight="normal" officeooo:rsid="001c46a8" officeooo:paragraph-rsid="001c46a8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fo:font-weight="bold" officeooo:rsid="0013dfed" officeooo:paragraph-rsid="0013dfed" style:font-style-asian="normal" style:font-weight-asian="bold" style:font-style-complex="normal" style:font-weight-complex="bold"/>
    </style:style>
    <style:style style:name="P32" style:family="paragraph" style:parent-style-name="Standard">
      <style:text-properties fo:font-style="normal" fo:font-weight="bold" officeooo:rsid="001897e4" officeooo:paragraph-rsid="001897e4" style:font-style-asian="normal" style:font-weight-asian="bold" style:font-style-complex="normal" style:font-weight-complex="bold"/>
    </style:style>
    <style:style style:name="T1" style:family="text">
      <style:text-properties officeooo:rsid="00125ef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5ef8" style:font-weight-asian="bold" style:font-weight-complex="bold"/>
    </style:style>
    <style:style style:name="T4" style:family="text">
      <style:text-properties fo:font-weight="bold" officeooo:rsid="0012aa0e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2aa0e" style:font-weight-asian="normal" style:font-weight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12aa0e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2d4b9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13dfed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1532a9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6782a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897e4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9c620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1bb111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1c46a8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style="normal" fo:font-weight="bold" officeooo:rsid="0012aa0e" style:font-style-asian="normal" style:font-weight-asian="bold" style:font-style-complex="normal" style:font-weight-complex="bold"/>
    </style:style>
    <style:style style:name="T19" style:family="text">
      <style:text-properties fo:font-style="normal" fo:font-weight="bold" officeooo:rsid="0012d4b9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1532a9" style:font-style-asian="normal" style:font-weight-asian="bold" style:font-style-complex="normal" style:font-weight-complex="bold"/>
    </style:style>
    <style:style style:name="T21" style:family="text">
      <style:text-properties fo:font-style="normal" fo:font-weight="bold" officeooo:rsid="0016782a" style:font-style-asian="normal" style:font-weight-asian="bold" style:font-style-complex="normal" style:font-weight-complex="bold"/>
    </style:style>
    <style:style style:name="T22" style:family="text">
      <style:text-properties officeooo:rsid="001cfba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eport, assignment 1</text:p>
      <text:p text:style-name="P5">David Otgonsuren Rico</text:p>
      <text:p text:style-name="P1">Node structure:</text:p>
      <text:p text:style-name="P1">A node consists of a integers <text:span text:style-name="T2">cost_f, cost_g</text:span> <text:span text:style-name="T1">a vectors of integers </text:span><text:span text:style-name="T3">operators_used</text:span><text:span text:style-name="T1"> and an ordered vector of integeres </text:span><text:span text:style-name="T3">facts.</text:span></text:p>
      <text:p text:style-name="P2"><text:span text:style-name="T2">cost_f -</text:span><text:span text:style-name="T5"> represents the value of g+h, where g is the cost to get to this node and h represents the heuristic value of the h_max function</text:span></text:p>
      <text:p text:style-name="P2"><text:span text:style-name="T2">cost_g </text:span><text:span text:style-name="T5">– cost to get to the node </text:span><text:span text:style-name="T6">from initial node</text:span></text:p>
      <text:p text:style-name="P2"><text:span text:style-name="T2">operators_used</text:span><text:span text:style-name="T5"> – a list of operators that have been ussed to get from initial state to this state</text:span></text:p>
      <text:p text:style-name="P2"><text:span text:style-name="T2">facts </text:span><text:span text:style-name="T5">- <text:s/>an ordered list of ids of facts from the STRIPS representation, why it must be ordered will be explained later <text:s/></text:span></text:p>
      <text:p text:style-name="P17"/>
      <text:p text:style-name="P17">After initializing the initial and goal states the A* alg is launched</text:p>
      <text:p text:style-name="P6">A* algorithm</text:p>
      <text:p text:style-name="P7">Input: strips representation, initial node, goal node</text:p>
      <text:p text:style-name="P7">Output: res node</text:p>
      <text:p text:style-name="P3"><text:span text:style-name="T5">My open list is a priority queue of nodes, <text:s/>compared by their </text:span><text:span text:style-name="T2">cost_f </text:span><text:span text:style-name="T5">where at the top of the queue is a node with the highest </text:span><text:span text:style-name="T2">cost_f</text:span></text:p>
      <text:p text:style-name="P3"><text:span text:style-name="T5">My closed list and list of distances that some node has reached, I have </text:span><text:span text:style-name="T6">them </text:span><text:span text:style-name="T5">in one strucure and it is </text:span><text:span text:style-name="T6">a map where a key is </text:span><text:span text:style-name="T4">facts</text:span><text:span text:style-name="T6"> and the value is the best </text:span><text:span text:style-name="T4">cost_g</text:span><text:span text:style-name="T6"> so far. This is why </text:span><text:span text:style-name="T18">facts </text:span><text:span text:style-name="T8">have to be ordered. Otherwise the same state could be mapped to different values. </text:span><text:span text:style-name="T9">Two vectors are equal only if they have the same size and every element in i-th position is equal. The two structures can be merged because if we visit a node we potentially put it in closed list and update the </text:span><text:span text:style-name="T19">cost_g</text:span><text:span text:style-name="T9">.</text:span></text:p>
      <text:p text:style-name="P18"/>
      <text:p text:style-name="P8"><text:span text:style-name="T7">Push initial node to </text:span><text:span text:style-name="T10">open list</text:span></text:p>
      <text:p text:style-name="P19">While open list not empty</text:p>
      <text:p text:style-name="P19"><text:tab/>get curr_nd from top of open list</text:p>
      <text:p text:style-name="P9"><text:span text:style-name="T7"><text:tab/>if curr_nd is not in closed list or the </text:span><text:span text:style-name="T17">cost_g</text:span><text:span text:style-name="T7"> of curr_nd is better then previous</text:span></text:p>
      <text:p text:style-name="P9"><text:span text:style-name="T7"><text:tab/><text:tab/>update closed list with with the </text:span><text:span text:style-name="T17">cost_g</text:span></text:p>
      <text:p text:style-name="P31"><text:tab/><text:tab/></text:p>
      <text:p text:style-name="P9"><text:span text:style-name="T7"><text:tab/><text:tab/></text:span><text:span text:style-name="T11">check if we reached goal, meaning if every fact in goal is in the curr_nd</text:span></text:p>
      <text:p text:style-name="P14"><text:span text:style-name="T11"><text:tab/><text:tab/></text:span><text:span text:style-name="T7">if yes then return curr_nd</text:span></text:p>
      <text:p text:style-name="P20"/>
      <text:p text:style-name="P20"><text:tab/><text:tab/>for every operator try to apply to curr_nd, needs to have all the preconditions</text:p>
      <text:p text:style-name="P21"><text:tab/><text:tab/><text:tab/>by applying the operator to curr_nd we get a successor </text:p>
      <text:p text:style-name="P21"><text:tab/><text:tab/><text:tab/>//<text:span text:style-name="T22">after adding add_eff and deleting del_eff I sort the vector of facts for closed list</text:span></text:p>
      <text:p text:style-name="P10"><text:span text:style-name="T11"><text:tab/><text:tab/><text:tab/></text:span><text:span text:style-name="T20">cost_g</text:span><text:span text:style-name="T11"> of successor is set as curr_nd</text:span><text:span text:style-name="T20"> cost_g </text:span><text:span text:style-name="T11">+ operator cost</text:span></text:p>
      <text:p text:style-name="P11"><text:span text:style-name="T11"><text:tab/><text:tab/><text:tab/>put operator into operators_used </text:span><text:span text:style-name="T12">of successor</text:span></text:p>
      <text:p text:style-name="P22"/>
      <text:p text:style-name="P22"><text:tab/><text:tab/><text:tab/>if h_max of succ != infinity(max value of integer)</text:p>
      <text:p text:style-name="P11"><text:span text:style-name="T12"><text:tab/><text:tab/><text:tab/><text:tab/>succ </text:span><text:span text:style-name="T21">cost_f</text:span><text:span text:style-name="T12"> = </text:span><text:span text:style-name="T11"><text:s/></text:span><text:span text:style-name="T12">succ </text:span><text:span text:style-name="T21">cost_g</text:span><text:span text:style-name="T12"> + succ h_max</text:span></text:p>
      <text:p text:style-name="P22"/>
      <text:p text:style-name="P22"/>
      <text:p text:style-name="P12"><text:span text:style-name="T21">h </text:span><text:span text:style-name="T17">max</text:span><text:span text:style-name="T7"> heuristic</text:span></text:p>
      <text:p text:style-name="P32">Input: strips representation, current node, goal node</text:p>
      <text:p text:style-name="P32">Output: h max value for node</text:p>
      <text:p text:style-name="P23">implemented from notes on classical planning</text:p>
      <text:p text:style-name="P23"/>
      <text:p text:style-name="P24">the infinity value is maximum value of the integer</text:p>
      <text:p text:style-name="P24">deltas is a vector of integers of size number of facts, initialized to infinity</text:p>
      <text:p text:style-name="P24"><text:soft-page-break/>Us is a vector of integers of size number of operators</text:p>
      <text:p text:style-name="P24">C is an unordered set</text:p>
      <text:p text:style-name="P24"/>
      <text:p text:style-name="P13"><text:span text:style-name="T7">for every </text:span><text:span text:style-name="T13">fact in </text:span><text:span text:style-name="T14">current node</text:span></text:p>
      <text:p text:style-name="P25"><text:tab/>deltas[fact] = 0</text:p>
      <text:p text:style-name="P25"/>
      <text:p text:style-name="P26">for every operator in operators</text:p>
      <text:p text:style-name="P26"><text:tab/>Us[operator] = operator.pre_size</text:p>
      <text:p text:style-name="P26"><text:tab/>if operator.pre_size == 0</text:p>
      <text:p text:style-name="P26"><text:tab/><text:tab/>for add_eff of operator</text:p>
      <text:p text:style-name="P26"><text:tab/><text:tab/><text:tab/>deltas[add_eff] = min(deltas[add_eff], operator cost)</text:p>
      <text:p text:style-name="P26"/>
      <text:p text:style-name="P26">while all facts og goal node not in C</text:p>
      <text:p text:style-name="P15"><text:span text:style-name="T7"><text:tab/></text:span><text:span text:style-name="T15">k = arg min across deltas that are not in C</text:span></text:p>
      <text:p text:style-name="P28"><text:tab/>if deltas[k] == infinity return infinity //important but not in notes of classical planning</text:p>
      <text:p text:style-name="P28"/>
      <text:p text:style-name="P28"><text:tab/>insert k in C</text:p>
      <text:p text:style-name="P28"><text:tab/>for every operator</text:p>
      <text:p text:style-name="P28"><text:tab/><text:tab/>for every precondition in operator</text:p>
      <text:p text:style-name="P15"><text:span text:style-name="T15"><text:tab/><text:tab/><text:tab/></text:span><text:span text:style-name="T16">if k precondition and Us[operator] &gt; 0</text:span></text:p>
      <text:p text:style-name="P29"><text:tab/><text:tab/><text:tab/><text:tab/>Us[operator] = Us[operator] – 1</text:p>
      <text:p text:style-name="P29"><text:tab/><text:tab/><text:tab/><text:tab/>if Us[operator] == 0</text:p>
      <text:p text:style-name="P29"><text:tab/><text:tab/><text:tab/><text:tab/><text:tab/>for every add_eff in operator</text:p>
      <text:p text:style-name="P29"><text:tab/><text:tab/><text:tab/><text:tab/><text:tab/><text:tab/>deltas[add_eff] = min(deltas[add_eff],opcost+deltas[k])</text:p>
      <text:p text:style-name="P26"/>
      <text:p text:style-name="P30">h_max = max deltas[facts in goal]</text:p>
      <text:p text:style-name="P30"/>
      <text:p text:style-name="P27"><text:tab/><text:tab/><text:tab/></text:p>
      <text:p text:style-name="P30">after A* finishes and returns the res node we recereate the path and output the result</text:p>
      <text:p text:style-name="P16"><text:span text:style-name="T7">optimal cost is the </text:span><text:span text:style-name="T17">cost_g</text:span><text:span text:style-name="T7"> of the resulting node</text:span></text:p>
      <text:p text:style-name="P16"><text:span text:style-name="T7">h max for init node is the </text:span><text:span text:style-name="T17">cost_f</text:span><text:span text:style-name="T7"> of init node because </text:span><text:span text:style-name="T17">cost_g</text:span><text:span text:style-name="T7"> for init is 0</text:span></text:p>
      <text:p text:style-name="P30">then we iterate through operators_used of res node and add them to the output</text:p>
      <text:p text:style-name="P30"/>
      <text:p text:style-name="P30">This concludes the report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8T15:50:28.124566131</meta:creation-date>
    <dc:date>2022-04-08T19:33:03.738198934</dc:date>
    <meta:editing-duration>PT29M32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2" meta:paragraph-count="62" meta:word-count="612" meta:character-count="3453" meta:non-whitespace-character-count="2822"/>
  </office:meta>
</office:document-meta>
</file>